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152" officeooo:paragraph-rsid="0013e152"/>
    </style:style>
    <style:style style:name="P2" style:family="paragraph" style:parent-style-name="Standard">
      <style:text-properties officeooo:rsid="0014e373" officeooo:paragraph-rsid="0014e373"/>
    </style:style>
    <style:style style:name="P3" style:family="paragraph" style:parent-style-name="Standard">
      <style:text-properties officeooo:rsid="0014e373" officeooo:paragraph-rsid="001ad6e2"/>
    </style:style>
    <style:style style:name="P4" style:family="paragraph" style:parent-style-name="Standard">
      <style:text-properties fo:font-size="16pt" fo:font-weight="bold" officeooo:rsid="0014e373" officeooo:paragraph-rsid="0014e373" style:font-weight-asian="bold" style:font-weight-complex="bold"/>
    </style:style>
    <style:style style:name="P5" style:family="paragraph" style:parent-style-name="Standard">
      <style:text-properties officeooo:rsid="0017e564" officeooo:paragraph-rsid="0017e564"/>
    </style:style>
    <style:style style:name="P6" style:family="paragraph" style:parent-style-name="Standard">
      <style:text-properties officeooo:rsid="00196cfd" officeooo:paragraph-rsid="00196cfd"/>
    </style:style>
    <style:style style:name="T1" style:family="text">
      <style:text-properties officeooo:rsid="0013e152"/>
    </style:style>
    <style:style style:name="T2" style:family="text">
      <style:text-properties officeooo:rsid="0014e373"/>
    </style:style>
    <style:style style:name="T3" style:family="text">
      <style:text-properties officeooo:rsid="001546eb"/>
    </style:style>
    <style:style style:name="T4" style:family="text">
      <style:text-properties officeooo:rsid="0017298e"/>
    </style:style>
    <style:style style:name="T5" style:family="text">
      <style:text-properties officeooo:rsid="00196cfd"/>
    </style:style>
    <style:style style:name="T6" style:family="text">
      <style:text-properties officeooo:rsid="001ad6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urse: CA</text:p>
      <text:p text:style-name="Standard">exercise: 2</text:p>
      <text:p text:style-name="Standard">date: 202<text:span text:style-name="T1">4</text:span>-12-<text:span text:style-name="T1">05</text:span></text:p>
      <text:p text:style-name="Standard">author: <text:span text:style-name="T1">Miko Osak</text:span>, <text:span text:style-name="T1">2628565</text:span></text:p>
      <text:p text:style-name="Standard"/>
      <text:p text:style-name="P1">Each part of the exercise has been completed, including the optional task. It compiles successfully and works successfully. The loadxi function was tested by using a modified version of the provided ArraySum example, and the bitwise operation functions were tested using an updated version of ALUrun as well as the using the provided test program.</text:p>
      <text:p text:style-name="P1"/>
      <text:p text:style-name="P1">In the archive there is a folder called ‘Exercise2’. Inside of folder is the status report you are reading as well as ‘Circuits’ and ‘Programs’ folders. You will find the programs I used in ‘./Programs/Sigma16/Core/UserPrograms/’, these are given as assembly code and object code. The circuits I modified during this assessed exercise are found in ‘./Circuits/M1/’</text:p>
      <text:p text:style-name="P1"/>
      <text:p text:style-name="P1">When using ‘M1run.hs’ to test, run ‘boot UserPrograms/TestArray’ for the program with loadxi and ‘boot UserPrograms/TestLogic’ for the program that uses the bitwise operations.</text:p>
      <text:p text:style-name="P1"/>
      <text:p text:style-name="P4">Task 1</text:p>
      <text:p text:style-name="P1"/>
      <text:p text:style-name="P1">My approach to task 1 (creating loadxi) was first to combine the ‘load’ and ‘add’ functions to make loadxi because loadxi was defined as ‘R1 := mem[12ab+R2], R2 := R2+1’ which is a combination of load and add. The only issue was that there was no control signal specifying that the output of the ALU should go to ir_sa instead of ir_d, and this functionality was needed in order to be able to automatically increment the given index register. So I added a signal ctl_rf_da (da = destination a). <text:span text:style-name="T2">When this signal is given, it sets ir_d = ir_sa in the datapath.</text:span> </text:p>
      <text:p text:style-name="P1"/>
      <text:p text:style-name="P3">Below is M1run’s output for all 4 states of loadxi, <text:span text:style-name="T6">here are the part where the instructions are executing</text:span>:</text:p>
      <text:p text:style-name="P2"/>
      <text:p text:style-name="P2">--------------------------------------------------------------------------------</text:p>
      <text:p text:style-name="P2">Cycle 53. <text:s/>Running</text:p>
      <text:p text:style-name="P2"/>
      <text:p text:style-name="P2">System control</text:p>
      <text:p text:style-name="P2"><text:s text:c="2"/>reset = 0 <text:s/>cpu = 1 <text:s/>ctl_start = 0</text:p>
      <text:p text:style-name="P2"/>
      <text:p text:style-name="P2">Input/Output</text:p>
      <text:p text:style-name="P2"><text:s text:c="2"/>io_DMA = 0 <text:s/>io_memStore = 0 <text:s/>io_memFetch = 0 <text:s/>io_regFetch = 0</text:p>
      <text:p text:style-name="P2"><text:s text:c="2"/>io_address = 0000 <text:s/>io_data = 0000</text:p>
      <text:p text:style-name="P2"/>
      <text:p text:style-name="P2">Control state</text:p>
      <text:p text:style-name="P2"><text:s text:c="3"/>st_instr_fet = 00 <text:s/>st_dispatch = 00 <text:s text:c="6"/>st_add = 00 <text:s text:c="6"/>st_sub = 00</text:p>
      <text:p text:style-name="P2"><text:s text:c="9"/>st_inv = 00 <text:s text:c="6"/>st_and = 00 <text:s text:c="6"/>st_or <text:s/>= 00 <text:s text:c="6"/>st_xor = 00</text:p>
      <text:p text:style-name="P2"><text:s text:c="8"/>st_mul0 = 00 <text:s text:c="5"/>st_div0 = 00 <text:s text:c="6"/>st_cmp = 00 <text:s text:c="4"/>st_trap0 = 00</text:p>
      <text:p text:style-name="P2"><text:s text:c="8"/>st_lea0 = 00 <text:s text:c="5"/>st_lea1 = 00 <text:s text:c="4"/>st_load0 = 00</text:p>
      <text:p text:style-name="P2"><text:s text:c="7"/>st_load1 = 00 <text:s text:c="4"/>st_load2 = 00 <text:s text:c="3"/>st_store0 = 00 <text:s text:c="3"/>st_store1 = 00</text:p>
      <text:p text:style-name="P2"><text:s text:c="6"/>st_store2 = 00 <text:s text:c="4"/>st_jump0 = 00 <text:s text:c="4"/>st_jump1 = 00 <text:s text:c="4"/>st_jump2 = 00</text:p>
      <text:p text:style-name="P2"><text:s text:c="5"/>st_jumpc00 = 00 <text:s text:c="2"/>st_jumpc01 = 00 <text:s text:c="2"/>st_jumpc02 = 00 <text:s text:c="2"/>st_jumpc10 = 00</text:p>
      <text:p text:style-name="P2"><text:s text:c="5"/>st_jumpc11 = 00 <text:s text:c="2"/>st_jumpc12 = 00 <text:s text:c="5"/>st_jal0 = 00 <text:s text:c="5"/>st_jal1 = 00</text:p>
      <text:p text:style-name="P2"><text:s text:c="8"/>st_jal2 = 00 <text:s text:c="2"/>st_loadxi0 = 11 <text:s text:c="2"/>st_loadxi1 = 00 <text:s text:c="2"/>st_loadxi2 = 00</text:p>
      <text:p text:style-name="P2"><text:s text:c="5"/>st_loadxi3 = 00</text:p>
      <text:p text:style-name="P2"/>
      <text:p text:style-name="P2"><text:soft-page-break/>Control signals</text:p>
      <text:p text:style-name="P2"><text:s text:c="6"/>ctl_alu_a = 0 <text:s text:c="3"/>ctl_alu_b = 0 <text:s text:c="3"/>ctl_alu_c = 1 <text:s text:c="3"/>ctl_alu_d = 1</text:p>
      <text:p text:style-name="P2"><text:s text:c="7"/>ctl_x_pc = 1 <text:s text:c="4"/>ctl_y_ad = 0 <text:s text:c="3"/>ctl_rf_ld = 0 <text:s/>ctl_rf_ldcc = 0</text:p>
      <text:p text:style-name="P2"><text:s text:c="6"/>ctl_rf_pc = 0 <text:s text:c="3"/>ctl_pc_ld = 0 <text:s text:c="3"/>ctl_pc_ad = 0 <text:s text:c="2"/>ctl_rf_alu = 0</text:p>
      <text:p text:style-name="P2"><text:s text:c="6"/>ctl_rf_sd = 0 <text:s text:c="3"/>ctl_rf_da = 0 <text:s text:c="3"/>ctl_ir_ld = 0 <text:s text:c="3"/>ctl_pc_ld = 1</text:p>
      <text:p text:style-name="P2"><text:s text:c="6"/>ctl_ad_ld = 1 <text:s text:c="2"/>ctl_ad_alu = 0 <text:s text:c="3"/>ctl_ma_pc = 1 <text:s text:c="5"/>ctl_sto = 0</text:p>
      <text:p text:style-name="P2"/>
      <text:p text:style-name="P2">ALU</text:p>
      <text:p text:style-name="P2"><text:s text:c="2"/>ALU inputs: <text:s text:c="2"/>operation = 0011 <text:s/>x = 000a <text:s/>y = 0000 <text:s/>cc = 0018 <text:s/>ir_d = 5</text:p>
      <text:p text:style-name="P2"><text:s text:c="2"/>ALU outputs: <text:s text:c="2"/>r = 000b <text:s/>ccnew = 0003 <text:s/>condcc = 0</text:p>
      <text:p text:style-name="P2"/>
      <text:p text:style-name="P2">Datapath</text:p>
      <text:p text:style-name="P2"><text:s text:c="6"/>ir = f537 <text:s text:c="3"/>pc = 000a <text:s text:c="3"/>ad = 000f <text:s text:c="3"/>cc = 0018</text:p>
      <text:p text:style-name="P2"><text:s text:c="7"/>a = 0000 <text:s text:c="4"/>b = 0000 <text:s text:c="4"/>x = 000a <text:s text:c="4"/>y = 0000</text:p>
      <text:p text:style-name="P2"><text:s text:c="7"/>p = 0014 <text:s text:c="4"/>q = 000b <text:s text:c="4"/>r = 000b</text:p>
      <text:p text:style-name="P2"><text:s text:c="6"/>ma = 000a <text:s text:c="3"/>md = 0000</text:p>
      <text:p text:style-name="P2"/>
      <text:p text:style-name="P2">Memory</text:p>
      <text:p text:style-name="P2"><text:s text:c="4"/>m_sto = 0 <text:s/>m_addr = 000a <text:s/>m_real_addr = 000a <text:s/>m_data = 0000 <text:s/>m_out = 0014</text:p>
      <text:p text:style-name="P2">M1&gt;</text:p>
      <text:p text:style-name="P2"/>
      <text:p text:style-name="P2">--------------------------------------------------------------------------------</text:p>
      <text:p text:style-name="P2">Cycle 54. <text:s/>Running</text:p>
      <text:p text:style-name="P2"/>
      <text:p text:style-name="P2">System control</text:p>
      <text:p text:style-name="P2"><text:s text:c="2"/>reset = 0 <text:s/>cpu = 1 <text:s/>ctl_start = 0</text:p>
      <text:p text:style-name="P2"/>
      <text:p text:style-name="P2">Input/Output</text:p>
      <text:p text:style-name="P2"><text:s text:c="2"/>io_DMA = 0 <text:s/>io_memStore = 0 <text:s/>io_memFetch = 0 <text:s/>io_regFetch = 0</text:p>
      <text:p text:style-name="P2"><text:s text:c="2"/>io_address = 0000 <text:s/>io_data = 0000</text:p>
      <text:p text:style-name="P2"/>
      <text:p text:style-name="P2">Control state</text:p>
      <text:p text:style-name="P2"><text:s text:c="3"/>st_instr_fet = 00 <text:s/>st_dispatch = 00 <text:s text:c="6"/>st_add = 00 <text:s text:c="6"/>st_sub = 00</text:p>
      <text:p text:style-name="P2"><text:s text:c="9"/>st_inv = 00 <text:s text:c="6"/>st_and = 00 <text:s text:c="6"/>st_or <text:s/>= 00 <text:s text:c="6"/>st_xor = 00</text:p>
      <text:p text:style-name="P2"><text:s text:c="8"/>st_mul0 = 00 <text:s text:c="5"/>st_div0 = 00 <text:s text:c="6"/>st_cmp = 00 <text:s text:c="4"/>st_trap0 = 00</text:p>
      <text:p text:style-name="P2"><text:s text:c="8"/>st_lea0 = 00 <text:s text:c="5"/>st_lea1 = 00 <text:s text:c="4"/>st_load0 = 00</text:p>
      <text:p text:style-name="P2"><text:s text:c="7"/>st_load1 = 00 <text:s text:c="4"/>st_load2 = 00 <text:s text:c="3"/>st_store0 = 00 <text:s text:c="3"/>st_store1 = 00</text:p>
      <text:p text:style-name="P2"><text:s text:c="6"/>st_store2 = 00 <text:s text:c="4"/>st_jump0 = 00 <text:s text:c="4"/>st_jump1 = 00 <text:s text:c="4"/>st_jump2 = 00</text:p>
      <text:p text:style-name="P2"><text:s text:c="5"/>st_jumpc00 = 00 <text:s text:c="2"/>st_jumpc01 = 00 <text:s text:c="2"/>st_jumpc02 = 00 <text:s text:c="2"/>st_jumpc10 = 00</text:p>
      <text:p text:style-name="P2"><text:s text:c="5"/>st_jumpc11 = 00 <text:s text:c="2"/>st_jumpc12 = 00 <text:s text:c="5"/>st_jal0 = 00 <text:s text:c="5"/>st_jal1 = 00</text:p>
      <text:p text:style-name="P2"><text:s text:c="8"/>st_jal2 = 00 <text:s text:c="2"/>st_loadxi0 = 00 <text:s text:c="2"/>st_loadxi1 = 11 <text:s text:c="2"/>st_loadxi2 = 00</text:p>
      <text:p text:style-name="P2"><text:s text:c="5"/>st_loadxi3 = 00</text:p>
      <text:p text:style-name="P2"/>
      <text:p text:style-name="P2">Control signals</text:p>
      <text:p text:style-name="P2"><text:s text:c="6"/>ctl_alu_a = 0 <text:s text:c="3"/>ctl_alu_b = 0 <text:s text:c="3"/>ctl_alu_c = 0 <text:s text:c="3"/>ctl_alu_d = 0</text:p>
      <text:p text:style-name="P2"><text:s text:c="7"/>ctl_x_pc = 0 <text:s text:c="4"/>ctl_y_ad = 1 <text:s text:c="3"/>ctl_rf_ld = 0 <text:s/>ctl_rf_ldcc = 0</text:p>
      <text:p text:style-name="P2"><text:s text:c="6"/>ctl_rf_pc = 0 <text:s text:c="3"/>ctl_pc_ld = 0 <text:s text:c="3"/>ctl_pc_ad = 0 <text:s text:c="2"/>ctl_rf_alu = 0</text:p>
      <text:p text:style-name="P2"><text:s text:c="6"/>ctl_rf_sd = 0 <text:s text:c="3"/>ctl_rf_da = 0 <text:s text:c="3"/>ctl_ir_ld = 0 <text:s text:c="3"/>ctl_pc_ld = 0</text:p>
      <text:p text:style-name="P2"><text:s text:c="6"/>ctl_ad_ld = 1 <text:s text:c="2"/>ctl_ad_alu = 1 <text:s text:c="3"/>ctl_ma_pc = 0 <text:s text:c="5"/>ctl_sto = 0</text:p>
      <text:p text:style-name="P2"/>
      <text:p text:style-name="P2">ALU</text:p>
      <text:p text:style-name="P2"><text:s text:c="2"/>ALU inputs: <text:s text:c="2"/>operation = 0000 <text:s/>x = 0000 <text:s/>y = 0014 <text:s/>cc = 0018 <text:s/>ir_d = 5</text:p>
      <text:p text:style-name="P2"><text:soft-page-break/><text:s text:c="2"/>ALU outputs: <text:s text:c="2"/>r = 0014 <text:s/>ccnew = 0003 <text:s/>condcc = 0</text:p>
      <text:p text:style-name="P2"/>
      <text:p text:style-name="P2">Datapath</text:p>
      <text:p text:style-name="P2"><text:s text:c="6"/>ir = f537 <text:s text:c="3"/>pc = 000b <text:s text:c="3"/>ad = 0014 <text:s text:c="3"/>cc = 0018</text:p>
      <text:p text:style-name="P2"><text:s text:c="7"/>a = 0000 <text:s text:c="4"/>b = 0000 <text:s text:c="4"/>x = 0000 <text:s text:c="4"/>y = 0014</text:p>
      <text:p text:style-name="P2"><text:s text:c="7"/>p = 0012 <text:s text:c="4"/>q = 0014 <text:s text:c="4"/>r = 0014</text:p>
      <text:p text:style-name="P2"><text:s text:c="6"/>ma = 0014 <text:s text:c="3"/>md = 0000</text:p>
      <text:p text:style-name="P2"/>
      <text:p text:style-name="P2">Memory</text:p>
      <text:p text:style-name="P2"><text:s text:c="4"/>m_sto = 0 <text:s/>m_addr = 0014 <text:s/>m_real_addr = 0014 <text:s/>m_data = 0000 <text:s/>m_out = 0012</text:p>
      <text:p text:style-name="P2">*** Fetched displacement = 0014</text:p>
      <text:p text:style-name="P2">M1&gt;</text:p>
      <text:p text:style-name="P2"/>
      <text:p text:style-name="P2">--------------------------------------------------------------------------------</text:p>
      <text:p text:style-name="P2">Cycle 55. <text:s/>Running</text:p>
      <text:p text:style-name="P2"/>
      <text:p text:style-name="P2">System control</text:p>
      <text:p text:style-name="P2"><text:s text:c="2"/>reset = 0 <text:s/>cpu = 1 <text:s/>ctl_start = 0</text:p>
      <text:p text:style-name="P2"/>
      <text:p text:style-name="P2">Input/Output</text:p>
      <text:p text:style-name="P2"><text:s text:c="2"/>io_DMA = 0 <text:s/>io_memStore = 0 <text:s/>io_memFetch = 0 <text:s/>io_regFetch = 0</text:p>
      <text:p text:style-name="P2"><text:s text:c="2"/>io_address = 0000 <text:s/>io_data = 0000</text:p>
      <text:p text:style-name="P2"/>
      <text:p text:style-name="P2">Control state</text:p>
      <text:p text:style-name="P2"><text:s text:c="3"/>st_instr_fet = 00 <text:s/>st_dispatch = 00 <text:s text:c="6"/>st_add = 00 <text:s text:c="6"/>st_sub = 00</text:p>
      <text:p text:style-name="P2"><text:s text:c="9"/>st_inv = 00 <text:s text:c="6"/>st_and = 00 <text:s text:c="6"/>st_or <text:s/>= 00 <text:s text:c="6"/>st_xor = 00</text:p>
      <text:p text:style-name="P2"><text:s text:c="8"/>st_mul0 = 00 <text:s text:c="5"/>st_div0 = 00 <text:s text:c="6"/>st_cmp = 00 <text:s text:c="4"/>st_trap0 = 00</text:p>
      <text:p text:style-name="P2"><text:s text:c="8"/>st_lea0 = 00 <text:s text:c="5"/>st_lea1 = 00 <text:s text:c="4"/>st_load0 = 00</text:p>
      <text:p text:style-name="P2"><text:s text:c="7"/>st_load1 = 00 <text:s text:c="4"/>st_load2 = 00 <text:s text:c="3"/>st_store0 = 00 <text:s text:c="3"/>st_store1 = 00</text:p>
      <text:p text:style-name="P2"><text:s text:c="6"/>st_store2 = 00 <text:s text:c="4"/>st_jump0 = 00 <text:s text:c="4"/>st_jump1 = 00 <text:s text:c="4"/>st_jump2 = 00</text:p>
      <text:p text:style-name="P2"><text:s text:c="5"/>st_jumpc00 = 00 <text:s text:c="2"/>st_jumpc01 = 00 <text:s text:c="2"/>st_jumpc02 = 00 <text:s text:c="2"/>st_jumpc10 = 00</text:p>
      <text:p text:style-name="P2"><text:s text:c="5"/>st_jumpc11 = 00 <text:s text:c="2"/>st_jumpc12 = 00 <text:s text:c="5"/>st_jal0 = 00 <text:s text:c="5"/>st_jal1 = 00</text:p>
      <text:p text:style-name="P2"><text:s text:c="8"/>st_jal2 = 00 <text:s text:c="2"/>st_loadxi0 = 00 <text:s text:c="2"/>st_loadxi1 = 00 <text:s text:c="2"/>st_loadxi2 = 11</text:p>
      <text:p text:style-name="P2"><text:s text:c="5"/>st_loadxi3 = 00</text:p>
      <text:p text:style-name="P2"/>
      <text:p text:style-name="P2">Control signals</text:p>
      <text:p text:style-name="P2"><text:s text:c="6"/>ctl_alu_a = 0 <text:s text:c="3"/>ctl_alu_b = 0 <text:s text:c="3"/>ctl_alu_c = 0 <text:s text:c="3"/>ctl_alu_d = 0</text:p>
      <text:p text:style-name="P2"><text:s text:c="7"/>ctl_x_pc = 0 <text:s text:c="4"/>ctl_y_ad = 0 <text:s text:c="3"/>ctl_rf_ld = 1 <text:s/>ctl_rf_ldcc = 0</text:p>
      <text:p text:style-name="P2"><text:s text:c="6"/>ctl_rf_pc = 0 <text:s text:c="3"/>ctl_pc_ld = 0 <text:s text:c="3"/>ctl_pc_ad = 0 <text:s text:c="2"/>ctl_rf_alu = 0</text:p>
      <text:p text:style-name="P2"><text:s text:c="6"/>ctl_rf_sd = 0 <text:s text:c="3"/>ctl_rf_da = 0 <text:s text:c="3"/>ctl_ir_ld = 0 <text:s text:c="3"/>ctl_pc_ld = 0</text:p>
      <text:p text:style-name="P2"><text:s text:c="6"/>ctl_ad_ld = 0 <text:s text:c="2"/>ctl_ad_alu = 0 <text:s text:c="3"/>ctl_ma_pc = 0 <text:s text:c="5"/>ctl_sto = 0</text:p>
      <text:p text:style-name="P2"/>
      <text:p text:style-name="P2">ALU</text:p>
      <text:p text:style-name="P2"><text:s text:c="2"/>ALU inputs: <text:s text:c="2"/>operation = 0000 <text:s/>x = 0000 <text:s/>y = 0000 <text:s/>cc = 0018 <text:s/>ir_d = 5</text:p>
      <text:p text:style-name="P2"><text:s text:c="2"/>ALU outputs: <text:s text:c="2"/>r = 0000 <text:s/>ccnew = 0004 <text:s/>condcc = 0</text:p>
      <text:p text:style-name="P2"/>
      <text:p text:style-name="P2">Datapath</text:p>
      <text:p text:style-name="P2"><text:s text:c="6"/>ir = f537 <text:s text:c="3"/>pc = 000b <text:s text:c="3"/>ad = 0014 <text:s text:c="3"/>cc = 0018</text:p>
      <text:p text:style-name="P2"><text:s text:c="7"/>a = 0000 <text:s text:c="4"/>b = 0000 <text:s text:c="4"/>x = 0000 <text:s text:c="4"/>y = 0000</text:p>
      <text:p text:style-name="P2"><text:s text:c="7"/>p = 0012 <text:s text:c="4"/>q = 0000 <text:s text:c="4"/>r = 0000</text:p>
      <text:p text:style-name="P2"><text:s text:c="6"/>ma = 0014 <text:s text:c="3"/>md = 0000</text:p>
      <text:p text:style-name="P2"/>
      <text:p text:style-name="P2"><text:soft-page-break/>Memory</text:p>
      <text:p text:style-name="P2"><text:s text:c="4"/>m_sto = 0 <text:s/>m_addr = 0014 <text:s/>m_real_addr = 0014 <text:s/>m_data = 0000 <text:s/>m_out = 0012</text:p>
      <text:p text:style-name="P2">Register file update: R5 := 0012</text:p>
      <text:p text:style-name="P2">M1&gt;</text:p>
      <text:p text:style-name="P2"/>
      <text:p text:style-name="P2">--------------------------------------------------------------------------------</text:p>
      <text:p text:style-name="P2">Cycle 56. <text:s/>Running</text:p>
      <text:p text:style-name="P2"/>
      <text:p text:style-name="P2">System control</text:p>
      <text:p text:style-name="P2"><text:s text:c="2"/>reset = 0 <text:s/>cpu = 1 <text:s/>ctl_start = 1</text:p>
      <text:p text:style-name="P2"/>
      <text:p text:style-name="P2">Input/Output</text:p>
      <text:p text:style-name="P2"><text:s text:c="2"/>io_DMA = 0 <text:s/>io_memStore = 0 <text:s/>io_memFetch = 0 <text:s/>io_regFetch = 0</text:p>
      <text:p text:style-name="P2"><text:s text:c="2"/>io_address = 0000 <text:s/>io_data = 0000</text:p>
      <text:p text:style-name="P2"/>
      <text:p text:style-name="P2">Control state</text:p>
      <text:p text:style-name="P2"><text:s text:c="3"/>st_instr_fet = 00 <text:s/>st_dispatch = 00 <text:s text:c="6"/>st_add = 00 <text:s text:c="6"/>st_sub = 00</text:p>
      <text:p text:style-name="P2"><text:s text:c="9"/>st_inv = 00 <text:s text:c="6"/>st_and = 00 <text:s text:c="6"/>st_or <text:s/>= 00 <text:s text:c="6"/>st_xor = 00</text:p>
      <text:p text:style-name="P2"><text:s text:c="8"/>st_mul0 = 00 <text:s text:c="5"/>st_div0 = 00 <text:s text:c="6"/>st_cmp = 00 <text:s text:c="4"/>st_trap0 = 00</text:p>
      <text:p text:style-name="P2"><text:s text:c="8"/>st_lea0 = 00 <text:s text:c="5"/>st_lea1 = 00 <text:s text:c="4"/>st_load0 = 00</text:p>
      <text:p text:style-name="P2"><text:s text:c="7"/>st_load1 = 00 <text:s text:c="4"/>st_load2 = 00 <text:s text:c="3"/>st_store0 = 00 <text:s text:c="3"/>st_store1 = 00</text:p>
      <text:p text:style-name="P2"><text:s text:c="6"/>st_store2 = 00 <text:s text:c="4"/>st_jump0 = 00 <text:s text:c="4"/>st_jump1 = 00 <text:s text:c="4"/>st_jump2 = 00</text:p>
      <text:p text:style-name="P2"><text:s text:c="5"/>st_jumpc00 = 00 <text:s text:c="2"/>st_jumpc01 = 00 <text:s text:c="2"/>st_jumpc02 = 00 <text:s text:c="2"/>st_jumpc10 = 00</text:p>
      <text:p text:style-name="P2"><text:s text:c="5"/>st_jumpc11 = 00 <text:s text:c="2"/>st_jumpc12 = 00 <text:s text:c="5"/>st_jal0 = 00 <text:s text:c="5"/>st_jal1 = 00</text:p>
      <text:p text:style-name="P2"><text:s text:c="8"/>st_jal2 = 00 <text:s text:c="2"/>st_loadxi0 = 00 <text:s text:c="2"/>st_loadxi1 = 00 <text:s text:c="2"/>st_loadxi2 = 00</text:p>
      <text:p text:style-name="P2"><text:s text:c="5"/>st_loadxi3 = 11</text:p>
      <text:p text:style-name="P2"/>
      <text:p text:style-name="P2">Control signals</text:p>
      <text:p text:style-name="P2"><text:s text:c="6"/>ctl_alu_a = 0 <text:s text:c="3"/>ctl_alu_b = 0 <text:s text:c="3"/>ctl_alu_c = 1 <text:s text:c="3"/>ctl_alu_d = 1</text:p>
      <text:p text:style-name="P2"><text:s text:c="7"/>ctl_x_pc = 0 <text:s text:c="4"/>ctl_y_ad = 0 <text:s text:c="3"/>ctl_rf_ld = 1 <text:s/>ctl_rf_ldcc = 1</text:p>
      <text:p text:style-name="P2"><text:s text:c="6"/>ctl_rf_pc = 0 <text:s text:c="3"/>ctl_pc_ld = 0 <text:s text:c="3"/>ctl_pc_ad = 0 <text:s text:c="2"/>ctl_rf_alu = 1</text:p>
      <text:p text:style-name="P2"><text:s text:c="6"/>ctl_rf_sd = 0 <text:s text:c="3"/>ctl_rf_da = 1 <text:s text:c="3"/>ctl_ir_ld = 0 <text:s text:c="3"/>ctl_pc_ld = 0</text:p>
      <text:p text:style-name="P2"><text:s text:c="6"/>ctl_ad_ld = 0 <text:s text:c="2"/>ctl_ad_alu = 0 <text:s text:c="3"/>ctl_ma_pc = 0 <text:s text:c="5"/>ctl_sto = 0</text:p>
      <text:p text:style-name="P2"/>
      <text:p text:style-name="P2">ALU</text:p>
      <text:p text:style-name="P2"><text:s text:c="2"/>ALU inputs: <text:s text:c="2"/>operation = 0011 <text:s/>x = 0000 <text:s/>y = 0000 <text:s/>cc = 0018 <text:s/>ir_d = 5</text:p>
      <text:p text:style-name="P2"><text:s text:c="2"/>ALU outputs: <text:s text:c="2"/>r = 0001 <text:s/>ccnew = 0003 <text:s/>condcc = 0</text:p>
      <text:p text:style-name="P2"/>
      <text:p text:style-name="P2">Datapath</text:p>
      <text:p text:style-name="P2"><text:s text:c="6"/>ir = f537 <text:s text:c="3"/>pc = 000b <text:s text:c="3"/>ad = 0014 <text:s text:c="3"/>cc = 0018</text:p>
      <text:p text:style-name="P2"><text:s text:c="7"/>a = 0000 <text:s text:c="4"/>b = 0000 <text:s text:c="4"/>x = 0000 <text:s text:c="4"/>y = 0000</text:p>
      <text:p text:style-name="P2"><text:s text:c="7"/>p = 0001 <text:s text:c="4"/>q = 0001 <text:s text:c="4"/>r = 0001</text:p>
      <text:p text:style-name="P2"><text:s text:c="6"/>ma = 0014 <text:s text:c="3"/>md = 0000</text:p>
      <text:p text:style-name="P2"/>
      <text:p text:style-name="P2">Memory</text:p>
      <text:p text:style-name="P2"><text:s text:c="4"/>m_sto = 0 <text:s/>m_addr = 0014 <text:s/>m_real_addr = 0014 <text:s/>m_data = 0000 <text:s/>m_out = 0012</text:p>
      <text:p text:style-name="P2">Register file update: R3 := 0001</text:p>
      <text:p text:style-name="P2"/>
      <text:p text:style-name="P2">************************************************************************</text:p>
      <text:p text:style-name="P2">Executed instruction: <text:s/>loadxi <text:s/>R5,0014[R3]</text:p>
      <text:p text:style-name="P2">R5 := 0012 was loaded in cycle 55</text:p>
      <text:p text:style-name="P2">R3 := 0001 was loaded in cycle 56</text:p>
      <text:p text:style-name="P2"><text:soft-page-break/>Processor state: <text:s text:c="3"/>pc = 000b <text:s/>ir = f537 <text:s/>ad = 0014</text:p>
      <text:p text:style-name="P2">************************************************************************</text:p>
      <text:p text:style-name="P2">M1&gt;</text:p>
      <text:p text:style-name="P2"/>
      <text:p text:style-name="P4">Task 2</text:p>
      <text:p text:style-name="P2"/>
      <text:p text:style-name="P2">For task 2, I first focused on adding functionality to the ALU. The ability to inverse a word of bits was already implemented in Hydra in ‘Hydra-3.5.7/src/HDL/Hydra/Circuits/Combinational.hs’ <text:span text:style-name="T3">as invw. Using that as a guide, </text:span><text:span text:style-name="T4">I created bitwise operations for words using map2 (and2w, or2w and xor2w).</text:span></text:p>
      <text:p text:style-name="P2"/>
      <text:p text:style-name="P5">The ALU has a 3-bit opcode and already supports 5 operations. A 3-bit opcode can only support up to 8 operations. So to add 4 (total 9), I had to add an opcode, resulting in a 4-bit opcode. With this I can have each logic operation have an opcode which has a leftmost bit of 1. And so, INV = 1000, AND = 1001, OR = 1010 and XOR = 1011. Based off the two rightmost values I can see what the exact operation is. <text:span text:style-name="T5">Then I can pick whether to return the arithmetic or logic result based off the leftmost bit. I then tested this using ALUrun.</text:span></text:p>
      <text:p text:style-name="P5"/>
      <text:p text:style-name="P6">The rest of the task consisted of adding the ctl_alu_d control signal and adding the inv, and, or &amp; xor instructions (similar to task 1). After updating M1run and running the provided program, <text:span text:style-name="T6">here are the part where the instructions are executing</text:span>:</text:p>
      <text:p text:style-name="P6"/>
      <text:p text:style-name="P6">--------------------------------------------------------------------------------</text:p>
      <text:p text:style-name="P6">Cycle 21. <text:s/>Running</text:p>
      <text:p text:style-name="P6"/>
      <text:p text:style-name="P6">System control</text:p>
      <text:p text:style-name="P6"><text:s text:c="2"/>reset = 0 <text:s/>cpu = 1 <text:s/>ctl_start = 1</text:p>
      <text:p text:style-name="P6"/>
      <text:p text:style-name="P6">Input/Output</text:p>
      <text:p text:style-name="P6"><text:s text:c="2"/>io_DMA = 0 <text:s/>io_memStore = 0 <text:s/>io_memFetch = 0 <text:s/>io_regFetch = 0</text:p>
      <text:p text:style-name="P6"><text:s text:c="2"/>io_address = 0000 <text:s/>io_data = 0000</text:p>
      <text:p text:style-name="P6"/>
      <text:p text:style-name="P6">Control state</text:p>
      <text:p text:style-name="P6"><text:s text:c="3"/>st_instr_fet = 00 <text:s/>st_dispatch = 00 <text:s text:c="6"/>st_add = 00 <text:s text:c="6"/>st_sub = 00</text:p>
      <text:p text:style-name="P6"><text:s text:c="9"/>st_inv = 11 <text:s text:c="6"/>st_and = 00 <text:s text:c="6"/>st_or <text:s/>= 00 <text:s text:c="6"/>st_xor = 00</text:p>
      <text:p text:style-name="P6"><text:s text:c="8"/>st_mul0 = 00 <text:s text:c="5"/>st_div0 = 00 <text:s text:c="6"/>st_cmp = 00 <text:s text:c="4"/>st_trap0 = 00</text:p>
      <text:p text:style-name="P6"><text:s text:c="8"/>st_lea0 = 00 <text:s text:c="5"/>st_lea1 = 00 <text:s text:c="4"/>st_load0 = 00</text:p>
      <text:p text:style-name="P6"><text:s text:c="7"/>st_load1 = 00 <text:s text:c="4"/>st_load2 = 00 <text:s text:c="3"/>st_store0 = 00 <text:s text:c="3"/>st_store1 = 00</text:p>
      <text:p text:style-name="P6"><text:s text:c="6"/>st_store2 = 00 <text:s text:c="4"/>st_jump0 = 00 <text:s text:c="4"/>st_jump1 = 00 <text:s text:c="4"/>st_jump2 = 00</text:p>
      <text:p text:style-name="P6"><text:s text:c="5"/>st_jumpc00 = 00 <text:s text:c="2"/>st_jumpc01 = 00 <text:s text:c="2"/>st_jumpc02 = 00 <text:s text:c="2"/>st_jumpc10 = 00</text:p>
      <text:p text:style-name="P6"><text:s text:c="5"/>st_jumpc11 = 00 <text:s text:c="2"/>st_jumpc12 = 00 <text:s text:c="5"/>st_jal0 = 00 <text:s text:c="5"/>st_jal1 = 00</text:p>
      <text:p text:style-name="P6"><text:s text:c="8"/>st_jal2 = 00 <text:s text:c="2"/>st_loadxi0 = 00 <text:s text:c="2"/>st_loadxi1 = 00 <text:s text:c="2"/>st_loadxi2 = 00</text:p>
      <text:p text:style-name="P6"><text:s text:c="5"/>st_loadxi3 = 00</text:p>
      <text:p text:style-name="P6"/>
      <text:p text:style-name="P6">Control signals</text:p>
      <text:p text:style-name="P6"><text:s text:c="6"/>ctl_alu_a = 1 <text:s text:c="3"/>ctl_alu_b = 0 <text:s text:c="3"/>ctl_alu_c = 0 <text:s text:c="3"/>ctl_alu_d = 0</text:p>
      <text:p text:style-name="P6"><text:s text:c="7"/>ctl_x_pc = 0 <text:s text:c="4"/>ctl_y_ad = 0 <text:s text:c="3"/>ctl_rf_ld = 1 <text:s/>ctl_rf_ldcc = 0</text:p>
      <text:p text:style-name="P6"><text:s text:c="6"/>ctl_rf_pc = 0 <text:s text:c="3"/>ctl_pc_ld = 0 <text:s text:c="3"/>ctl_pc_ad = 0 <text:s text:c="2"/>ctl_rf_alu = 1</text:p>
      <text:p text:style-name="P6"><text:s text:c="6"/>ctl_rf_sd = 0 <text:s text:c="3"/>ctl_rf_da = 0 <text:s text:c="3"/>ctl_ir_ld = 0 <text:s text:c="3"/>ctl_pc_ld = 0</text:p>
      <text:p text:style-name="P6"><text:s text:c="6"/>ctl_ad_ld = 0 <text:s text:c="2"/>ctl_ad_alu = 0 <text:s text:c="3"/>ctl_ma_pc = 0 <text:s text:c="5"/>ctl_sto = 0</text:p>
      <text:p text:style-name="P6"/>
      <text:p text:style-name="P6">ALU</text:p>
      <text:p text:style-name="P6"><text:soft-page-break/><text:s text:c="2"/>ALU inputs: <text:s text:c="2"/>operation = 1000 <text:s/>x = 0003 <text:s/>y = 0005 <text:s/>cc = 0000 <text:s/>ir_d = 3</text:p>
      <text:p text:style-name="P6"><text:s text:c="2"/>ALU outputs: <text:s text:c="2"/>r = fffc <text:s/>ccnew = 0018 <text:s/>condcc = 0</text:p>
      <text:p text:style-name="P6"/>
      <text:p text:style-name="P6">Datapath</text:p>
      <text:p text:style-name="P6"><text:s text:c="6"/>ir = 5312 <text:s text:c="3"/>pc = 0005 <text:s text:c="3"/>ad = 6412 <text:s text:c="3"/>cc = 0000</text:p>
      <text:p text:style-name="P6"><text:s text:c="7"/>a = 0003 <text:s text:c="4"/>b = 0005 <text:s text:c="4"/>x = 0003 <text:s text:c="4"/>y = 0005</text:p>
      <text:p text:style-name="P6"><text:s text:c="7"/>p = fffc <text:s text:c="4"/>q = fffc <text:s text:c="4"/>r = fffc</text:p>
      <text:p text:style-name="P6"><text:s text:c="6"/>ma = 6412 <text:s text:c="3"/>md = 0003</text:p>
      <text:p text:style-name="P6"/>
      <text:p text:style-name="P6">Memory</text:p>
      <text:p text:style-name="P6"><text:s text:c="4"/>m_sto = 0 <text:s/>m_addr = 6412 <text:s/>m_real_addr = 6412 <text:s/>m_data = 0003 <text:s/>m_out = 0000</text:p>
      <text:p text:style-name="P6">Register file update: R3 := fffc</text:p>
      <text:p text:style-name="P6"/>
      <text:p text:style-name="P6">************************************************************************</text:p>
      <text:p text:style-name="P6">Executed instruction: <text:s/>inv <text:s/>R3,0005[R1]</text:p>
      <text:p text:style-name="P6">R3 := fffc was loaded in cycle 21</text:p>
      <text:p text:style-name="P6">Processor state: <text:s text:c="3"/>pc = 0005 <text:s/>ir = 5312 <text:s/>ad = 6412</text:p>
      <text:p text:style-name="P6">************************************************************************</text:p>
      <text:p text:style-name="P6">M1&gt;</text:p>
      <text:p text:style-name="P6"/>
      <text:p text:style-name="P6">--------------------------------------------------------------------------------</text:p>
      <text:p text:style-name="P6">Cycle 24. <text:s/>Running</text:p>
      <text:p text:style-name="P6"/>
      <text:p text:style-name="P6">System control</text:p>
      <text:p text:style-name="P6"><text:s text:c="2"/>reset = 0 <text:s/>cpu = 1 <text:s/>ctl_start = 1</text:p>
      <text:p text:style-name="P6"/>
      <text:p text:style-name="P6">Input/Output</text:p>
      <text:p text:style-name="P6"><text:s text:c="2"/>io_DMA = 0 <text:s/>io_memStore = 0 <text:s/>io_memFetch = 0 <text:s/>io_regFetch = 0</text:p>
      <text:p text:style-name="P6"><text:s text:c="2"/>io_address = 0000 <text:s/>io_data = 0000</text:p>
      <text:p text:style-name="P6"/>
      <text:p text:style-name="P6">Control state</text:p>
      <text:p text:style-name="P6"><text:s text:c="3"/>st_instr_fet = 00 <text:s/>st_dispatch = 00 <text:s text:c="6"/>st_add = 00 <text:s text:c="6"/>st_sub = 00</text:p>
      <text:p text:style-name="P6"><text:s text:c="9"/>st_inv = 00 <text:s text:c="6"/>st_and = 11 <text:s text:c="6"/>st_or <text:s/>= 00 <text:s text:c="6"/>st_xor = 00</text:p>
      <text:p text:style-name="P6"><text:s text:c="8"/>st_mul0 = 00 <text:s text:c="5"/>st_div0 = 00 <text:s text:c="6"/>st_cmp = 00 <text:s text:c="4"/>st_trap0 = 00</text:p>
      <text:p text:style-name="P6"><text:s text:c="8"/>st_lea0 = 00 <text:s text:c="5"/>st_lea1 = 00 <text:s text:c="4"/>st_load0 = 00</text:p>
      <text:p text:style-name="P6"><text:s text:c="7"/>st_load1 = 00 <text:s text:c="4"/>st_load2 = 00 <text:s text:c="3"/>st_store0 = 00 <text:s text:c="3"/>st_store1 = 00</text:p>
      <text:p text:style-name="P6"><text:s text:c="6"/>st_store2 = 00 <text:s text:c="4"/>st_jump0 = 00 <text:s text:c="4"/>st_jump1 = 00 <text:s text:c="4"/>st_jump2 = 00</text:p>
      <text:p text:style-name="P6"><text:s text:c="5"/>st_jumpc00 = 00 <text:s text:c="2"/>st_jumpc01 = 00 <text:s text:c="2"/>st_jumpc02 = 00 <text:s text:c="2"/>st_jumpc10 = 00</text:p>
      <text:p text:style-name="P6"><text:s text:c="5"/>st_jumpc11 = 00 <text:s text:c="2"/>st_jumpc12 = 00 <text:s text:c="5"/>st_jal0 = 00 <text:s text:c="5"/>st_jal1 = 00</text:p>
      <text:p text:style-name="P6"><text:s text:c="8"/>st_jal2 = 00 <text:s text:c="2"/>st_loadxi0 = 00 <text:s text:c="2"/>st_loadxi1 = 00 <text:s text:c="2"/>st_loadxi2 = 00</text:p>
      <text:p text:style-name="P6"><text:s text:c="5"/>st_loadxi3 = 00</text:p>
      <text:p text:style-name="P6"/>
      <text:p text:style-name="P6">Control signals</text:p>
      <text:p text:style-name="P6"><text:s text:c="6"/>ctl_alu_a = 1 <text:s text:c="3"/>ctl_alu_b = 0 <text:s text:c="3"/>ctl_alu_c = 0 <text:s text:c="3"/>ctl_alu_d = 1</text:p>
      <text:p text:style-name="P6"><text:s text:c="7"/>ctl_x_pc = 0 <text:s text:c="4"/>ctl_y_ad = 0 <text:s text:c="3"/>ctl_rf_ld = 1 <text:s/>ctl_rf_ldcc = 0</text:p>
      <text:p text:style-name="P6"><text:s text:c="6"/>ctl_rf_pc = 0 <text:s text:c="3"/>ctl_pc_ld = 0 <text:s text:c="3"/>ctl_pc_ad = 0 <text:s text:c="2"/>ctl_rf_alu = 1</text:p>
      <text:p text:style-name="P6"><text:s text:c="6"/>ctl_rf_sd = 0 <text:s text:c="3"/>ctl_rf_da = 0 <text:s text:c="3"/>ctl_ir_ld = 0 <text:s text:c="3"/>ctl_pc_ld = 0</text:p>
      <text:p text:style-name="P6"><text:s text:c="6"/>ctl_ad_ld = 0 <text:s text:c="2"/>ctl_ad_alu = 0 <text:s text:c="3"/>ctl_ma_pc = 0 <text:s text:c="5"/>ctl_sto = 0</text:p>
      <text:p text:style-name="P6"/>
      <text:p text:style-name="P6">ALU</text:p>
      <text:p text:style-name="P6"><text:s text:c="2"/>ALU inputs: <text:s text:c="2"/>operation = 1001 <text:s/>x = 0003 <text:s/>y = 0005 <text:s/>cc = 0000 <text:s/>ir_d = 4</text:p>
      <text:p text:style-name="P6"><text:s text:c="2"/>ALU outputs: <text:s text:c="2"/>r = 0001 <text:s/>ccnew = 0018 <text:s/>condcc = 0</text:p>
      <text:p text:style-name="P6"><text:soft-page-break/></text:p>
      <text:p text:style-name="P6">Datapath</text:p>
      <text:p text:style-name="P6"><text:s text:c="6"/>ir = 6412 <text:s text:c="3"/>pc = 0006 <text:s text:c="3"/>ad = 6412 <text:s text:c="3"/>cc = 0000</text:p>
      <text:p text:style-name="P6"><text:s text:c="7"/>a = 0003 <text:s text:c="4"/>b = 0005 <text:s text:c="4"/>x = 0003 <text:s text:c="4"/>y = 0005</text:p>
      <text:p text:style-name="P6"><text:s text:c="7"/>p = 0001 <text:s text:c="4"/>q = 0001 <text:s text:c="4"/>r = 0001</text:p>
      <text:p text:style-name="P6"><text:s text:c="6"/>ma = 6412 <text:s text:c="3"/>md = 0003</text:p>
      <text:p text:style-name="P6"/>
      <text:p text:style-name="P6">Memory</text:p>
      <text:p text:style-name="P6"><text:s text:c="4"/>m_sto = 0 <text:s/>m_addr = 6412 <text:s/>m_real_addr = 6412 <text:s/>m_data = 0003 <text:s/>m_out = 0000</text:p>
      <text:p text:style-name="P6">Register file update: R4 := 0001</text:p>
      <text:p text:style-name="P6"/>
      <text:p text:style-name="P6">************************************************************************</text:p>
      <text:p text:style-name="P6">Executed instruction: <text:s/>and <text:s/>R4,0005[R1]</text:p>
      <text:p text:style-name="P6">R4 := 0001 was loaded in cycle 24</text:p>
      <text:p text:style-name="P6">Processor state: <text:s text:c="3"/>pc = 0006 <text:s/>ir = 6412 <text:s/>ad = 6412</text:p>
      <text:p text:style-name="P6">************************************************************************</text:p>
      <text:p text:style-name="P6">M1&gt;</text:p>
      <text:p text:style-name="P6"/>
      <text:p text:style-name="P6">--------------------------------------------------------------------------------</text:p>
      <text:p text:style-name="P6">Cycle 27. <text:s/>Running</text:p>
      <text:p text:style-name="P6"/>
      <text:p text:style-name="P6">System control</text:p>
      <text:p text:style-name="P6"><text:s text:c="2"/>reset = 0 <text:s/>cpu = 1 <text:s/>ctl_start = 1</text:p>
      <text:p text:style-name="P6"/>
      <text:p text:style-name="P6">Input/Output</text:p>
      <text:p text:style-name="P6"><text:s text:c="2"/>io_DMA = 0 <text:s/>io_memStore = 0 <text:s/>io_memFetch = 0 <text:s/>io_regFetch = 0</text:p>
      <text:p text:style-name="P6"><text:s text:c="2"/>io_address = 0000 <text:s/>io_data = 0000</text:p>
      <text:p text:style-name="P6"/>
      <text:p text:style-name="P6">Control state</text:p>
      <text:p text:style-name="P6"><text:s text:c="3"/>st_instr_fet = 00 <text:s/>st_dispatch = 00 <text:s text:c="6"/>st_add = 00 <text:s text:c="6"/>st_sub = 00</text:p>
      <text:p text:style-name="P6"><text:s text:c="9"/>st_inv = 00 <text:s text:c="6"/>st_and = 00 <text:s text:c="6"/>st_or <text:s/>= 11 <text:s text:c="6"/>st_xor = 00</text:p>
      <text:p text:style-name="P6"><text:s text:c="8"/>st_mul0 = 00 <text:s text:c="5"/>st_div0 = 00 <text:s text:c="6"/>st_cmp = 00 <text:s text:c="4"/>st_trap0 = 00</text:p>
      <text:p text:style-name="P6"><text:s text:c="8"/>st_lea0 = 00 <text:s text:c="5"/>st_lea1 = 00 <text:s text:c="4"/>st_load0 = 00</text:p>
      <text:p text:style-name="P6"><text:s text:c="7"/>st_load1 = 00 <text:s text:c="4"/>st_load2 = 00 <text:s text:c="3"/>st_store0 = 00 <text:s text:c="3"/>st_store1 = 00</text:p>
      <text:p text:style-name="P6"><text:s text:c="6"/>st_store2 = 00 <text:s text:c="4"/>st_jump0 = 00 <text:s text:c="4"/>st_jump1 = 00 <text:s text:c="4"/>st_jump2 = 00</text:p>
      <text:p text:style-name="P6"><text:s text:c="5"/>st_jumpc00 = 00 <text:s text:c="2"/>st_jumpc01 = 00 <text:s text:c="2"/>st_jumpc02 = 00 <text:s text:c="2"/>st_jumpc10 = 00</text:p>
      <text:p text:style-name="P6"><text:s text:c="5"/>st_jumpc11 = 00 <text:s text:c="2"/>st_jumpc12 = 00 <text:s text:c="5"/>st_jal0 = 00 <text:s text:c="5"/>st_jal1 = 00</text:p>
      <text:p text:style-name="P6"><text:s text:c="8"/>st_jal2 = 00 <text:s text:c="2"/>st_loadxi0 = 00 <text:s text:c="2"/>st_loadxi1 = 00 <text:s text:c="2"/>st_loadxi2 = 00</text:p>
      <text:p text:style-name="P6"><text:s text:c="5"/>st_loadxi3 = 00</text:p>
      <text:p text:style-name="P6"/>
      <text:p text:style-name="P6">Control signals</text:p>
      <text:p text:style-name="P6"><text:s text:c="6"/>ctl_alu_a = 1 <text:s text:c="3"/>ctl_alu_b = 0 <text:s text:c="3"/>ctl_alu_c = 1 <text:s text:c="3"/>ctl_alu_d = 0</text:p>
      <text:p text:style-name="P6"><text:s text:c="7"/>ctl_x_pc = 0 <text:s text:c="4"/>ctl_y_ad = 0 <text:s text:c="3"/>ctl_rf_ld = 1 <text:s/>ctl_rf_ldcc = 0</text:p>
      <text:p text:style-name="P6"><text:s text:c="6"/>ctl_rf_pc = 0 <text:s text:c="3"/>ctl_pc_ld = 0 <text:s text:c="3"/>ctl_pc_ad = 0 <text:s text:c="2"/>ctl_rf_alu = 1</text:p>
      <text:p text:style-name="P6"><text:s text:c="6"/>ctl_rf_sd = 0 <text:s text:c="3"/>ctl_rf_da = 0 <text:s text:c="3"/>ctl_ir_ld = 0 <text:s text:c="3"/>ctl_pc_ld = 0</text:p>
      <text:p text:style-name="P6"><text:s text:c="6"/>ctl_ad_ld = 0 <text:s text:c="2"/>ctl_ad_alu = 0 <text:s text:c="3"/>ctl_ma_pc = 0 <text:s text:c="5"/>ctl_sto = 0</text:p>
      <text:p text:style-name="P6"/>
      <text:p text:style-name="P6">ALU</text:p>
      <text:p text:style-name="P6"><text:s text:c="2"/>ALU inputs: <text:s text:c="2"/>operation = 1010 <text:s/>x = 0003 <text:s/>y = 0005 <text:s/>cc = 0000 <text:s/>ir_d = 5</text:p>
      <text:p text:style-name="P6"><text:s text:c="2"/>ALU outputs: <text:s text:c="2"/>r = 0007 <text:s/>ccnew = 0018 <text:s/>condcc = 0</text:p>
      <text:p text:style-name="P6"/>
      <text:p text:style-name="P6">Datapath</text:p>
      <text:p text:style-name="P6"><text:soft-page-break/><text:s text:c="6"/>ir = 7512 <text:s text:c="3"/>pc = 0007 <text:s text:c="3"/>ad = 6412 <text:s text:c="3"/>cc = 0000</text:p>
      <text:p text:style-name="P6"><text:s text:c="7"/>a = 0003 <text:s text:c="4"/>b = 0005 <text:s text:c="4"/>x = 0003 <text:s text:c="4"/>y = 0005</text:p>
      <text:p text:style-name="P6"><text:s text:c="7"/>p = 0007 <text:s text:c="4"/>q = 0007 <text:s text:c="4"/>r = 0007</text:p>
      <text:p text:style-name="P6"><text:s text:c="6"/>ma = 6412 <text:s text:c="3"/>md = 0003</text:p>
      <text:p text:style-name="P6"/>
      <text:p text:style-name="P6">Memory</text:p>
      <text:p text:style-name="P6"><text:s text:c="4"/>m_sto = 0 <text:s/>m_addr = 6412 <text:s/>m_real_addr = 6412 <text:s/>m_data = 0003 <text:s/>m_out = 0000</text:p>
      <text:p text:style-name="P6">Register file update: R5 := 0007</text:p>
      <text:p text:style-name="P6"/>
      <text:p text:style-name="P6">************************************************************************</text:p>
      <text:p text:style-name="P6">Executed instruction: <text:s/>or <text:s/>R5,0005[R1]</text:p>
      <text:p text:style-name="P6">R5 := 0007 was loaded in cycle 27</text:p>
      <text:p text:style-name="P6">Processor state: <text:s text:c="3"/>pc = 0007 <text:s/>ir = 7512 <text:s/>ad = 6412</text:p>
      <text:p text:style-name="P6">************************************************************************</text:p>
      <text:p text:style-name="P6">M1&gt;</text:p>
      <text:p text:style-name="P6"/>
      <text:p text:style-name="P6">--------------------------------------------------------------------------------</text:p>
      <text:p text:style-name="P6">Cycle 30. <text:s/>Running</text:p>
      <text:p text:style-name="P6"/>
      <text:p text:style-name="P6">System control</text:p>
      <text:p text:style-name="P6"><text:s text:c="2"/>reset = 0 <text:s/>cpu = 1 <text:s/>ctl_start = 1</text:p>
      <text:p text:style-name="P6"/>
      <text:p text:style-name="P6">Input/Output</text:p>
      <text:p text:style-name="P6"><text:s text:c="2"/>io_DMA = 0 <text:s/>io_memStore = 0 <text:s/>io_memFetch = 0 <text:s/>io_regFetch = 0</text:p>
      <text:p text:style-name="P6"><text:s text:c="2"/>io_address = 0000 <text:s/>io_data = 0000</text:p>
      <text:p text:style-name="P6"/>
      <text:p text:style-name="P6">Control state</text:p>
      <text:p text:style-name="P6"><text:s text:c="3"/>st_instr_fet = 00 <text:s/>st_dispatch = 00 <text:s text:c="6"/>st_add = 00 <text:s text:c="6"/>st_sub = 00</text:p>
      <text:p text:style-name="P6"><text:s text:c="9"/>st_inv = 00 <text:s text:c="6"/>st_and = 00 <text:s text:c="6"/>st_or <text:s/>= 00 <text:s text:c="6"/>st_xor = 11</text:p>
      <text:p text:style-name="P6"><text:s text:c="8"/>st_mul0 = 00 <text:s text:c="5"/>st_div0 = 00 <text:s text:c="6"/>st_cmp = 00 <text:s text:c="4"/>st_trap0 = 00</text:p>
      <text:p text:style-name="P6"><text:s text:c="8"/>st_lea0 = 00 <text:s text:c="5"/>st_lea1 = 00 <text:s text:c="4"/>st_load0 = 00</text:p>
      <text:p text:style-name="P6"><text:s text:c="7"/>st_load1 = 00 <text:s text:c="4"/>st_load2 = 00 <text:s text:c="3"/>st_store0 = 00 <text:s text:c="3"/>st_store1 = 00</text:p>
      <text:p text:style-name="P6"><text:s text:c="6"/>st_store2 = 00 <text:s text:c="4"/>st_jump0 = 00 <text:s text:c="4"/>st_jump1 = 00 <text:s text:c="4"/>st_jump2 = 00</text:p>
      <text:p text:style-name="P6"><text:s text:c="5"/>st_jumpc00 = 00 <text:s text:c="2"/>st_jumpc01 = 00 <text:s text:c="2"/>st_jumpc02 = 00 <text:s text:c="2"/>st_jumpc10 = 00</text:p>
      <text:p text:style-name="P6"><text:s text:c="5"/>st_jumpc11 = 00 <text:s text:c="2"/>st_jumpc12 = 00 <text:s text:c="5"/>st_jal0 = 00 <text:s text:c="5"/>st_jal1 = 00</text:p>
      <text:p text:style-name="P6"><text:s text:c="8"/>st_jal2 = 00 <text:s text:c="2"/>st_loadxi0 = 00 <text:s text:c="2"/>st_loadxi1 = 00 <text:s text:c="2"/>st_loadxi2 = 00</text:p>
      <text:p text:style-name="P6"><text:s text:c="5"/>st_loadxi3 = 00</text:p>
      <text:p text:style-name="P6"/>
      <text:p text:style-name="P6">Control signals</text:p>
      <text:p text:style-name="P6"><text:s text:c="6"/>ctl_alu_a = 1 <text:s text:c="3"/>ctl_alu_b = 0 <text:s text:c="3"/>ctl_alu_c = 1 <text:s text:c="3"/>ctl_alu_d = 1</text:p>
      <text:p text:style-name="P6"><text:s text:c="7"/>ctl_x_pc = 0 <text:s text:c="4"/>ctl_y_ad = 0 <text:s text:c="3"/>ctl_rf_ld = 1 <text:s/>ctl_rf_ldcc = 0</text:p>
      <text:p text:style-name="P6"><text:s text:c="6"/>ctl_rf_pc = 0 <text:s text:c="3"/>ctl_pc_ld = 0 <text:s text:c="3"/>ctl_pc_ad = 0 <text:s text:c="2"/>ctl_rf_alu = 1</text:p>
      <text:p text:style-name="P6"><text:s text:c="6"/>ctl_rf_sd = 0 <text:s text:c="3"/>ctl_rf_da = 0 <text:s text:c="3"/>ctl_ir_ld = 0 <text:s text:c="3"/>ctl_pc_ld = 0</text:p>
      <text:p text:style-name="P6"><text:s text:c="6"/>ctl_ad_ld = 0 <text:s text:c="2"/>ctl_ad_alu = 0 <text:s text:c="3"/>ctl_ma_pc = 0 <text:s text:c="5"/>ctl_sto = 0</text:p>
      <text:p text:style-name="P6"/>
      <text:p text:style-name="P6">ALU</text:p>
      <text:p text:style-name="P6"><text:s text:c="2"/>ALU inputs: <text:s text:c="2"/>operation = 1011 <text:s/>x = 0003 <text:s/>y = 0005 <text:s/>cc = 0000 <text:s/>ir_d = 6</text:p>
      <text:p text:style-name="P6"><text:s text:c="2"/>ALU outputs: <text:s text:c="2"/>r = 0006 <text:s/>ccnew = 0018 <text:s/>condcc = 0</text:p>
      <text:p text:style-name="P6"/>
      <text:p text:style-name="P6">Datapath</text:p>
      <text:p text:style-name="P6"><text:s text:c="6"/>ir = 8612 <text:s text:c="3"/>pc = 0008 <text:s text:c="3"/>ad = 6412 <text:s text:c="3"/>cc = 0000</text:p>
      <text:p text:style-name="P6"><text:s text:c="7"/>a = 0003 <text:s text:c="4"/>b = 0005 <text:s text:c="4"/>x = 0003 <text:s text:c="4"/>y = 0005</text:p>
      <text:p text:style-name="P6"><text:soft-page-break/><text:s text:c="7"/>p = 0006 <text:s text:c="4"/>q = 0006 <text:s text:c="4"/>r = 0006</text:p>
      <text:p text:style-name="P6"><text:s text:c="6"/>ma = 6412 <text:s text:c="3"/>md = 0003</text:p>
      <text:p text:style-name="P6"/>
      <text:p text:style-name="P6">Memory</text:p>
      <text:p text:style-name="P6"><text:s text:c="4"/>m_sto = 0 <text:s/>m_addr = 6412 <text:s/>m_real_addr = 6412 <text:s/>m_data = 0003 <text:s/>m_out = 0000</text:p>
      <text:p text:style-name="P6">Register file update: R6 := 0006</text:p>
      <text:p text:style-name="P6"/>
      <text:p text:style-name="P6">************************************************************************</text:p>
      <text:p text:style-name="P6">Executed instruction: <text:s/>xor <text:s/>R6,0005[R1]</text:p>
      <text:p text:style-name="P6">R6 := 0006 was loaded in cycle 30</text:p>
      <text:p text:style-name="P6">Processor state: <text:s text:c="3"/>pc = 0008 <text:s/>ir = 8612 <text:s/>ad = 6412</text:p>
      <text:p text:style-name="P6">************************************************************************</text:p>
      <text:p text:style-name="P6">M1&gt;</text:p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0:25:33.951688631</meta:creation-date>
    <meta:generator>LibreOffice/7.3.7.2$Linux_X86_64 LibreOffice_project/30$Build-2</meta:generator>
    <dc:date>2024-12-05T11:46:37.785238471</dc:date>
    <meta:editing-duration>PT1M30S</meta:editing-duration>
    <meta:editing-cycles>1</meta:editing-cycles>
    <meta:document-statistic meta:table-count="0" meta:image-count="0" meta:object-count="0" meta:page-count="13" meta:paragraph-count="327" meta:word-count="2976" meta:character-count="17911" meta:non-whitespace-character-count="12554"/>
  </office:meta>
</office:document-meta>
</file>